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-color="#cccccc"/>
      <style:text-properties fo:font-size="12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-color="#b4c7dc"/>
      <style:paragraph-properties fo:text-align="center" style:writing-mode="lr-tb"/>
      <style:text-properties fo:font-size="12pt"/>
    </style:style>
    <style:style style:name="P7" style:family="paragraph">
      <loext:graphic-properties draw:fill-color="#cccccc"/>
    </style:style>
    <style:style style:name="T1" style:family="text">
      <style:text-properties fo:font-size="12pt"/>
    </style:style>
    <style:style style:name="gr1" style:family="graphic">
      <style:graphic-properties draw:fill-color="#b4c7dc" draw:textarea-horizontal-align="justify" draw:textarea-vertical-align="middle" draw:auto-grow-height="false" fo:min-height="1.588cm" fo:min-width="2.5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cccccc" draw:textarea-horizontal-align="justify" draw:textarea-vertical-align="middle" draw:auto-grow-height="false" fo:min-height="0.64cm" fo:min-width="2.7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4.022cm" fo:min-width="6.9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4c7dc" draw:textarea-horizontal-align="justify" draw:textarea-vertical-align="middle" draw:auto-grow-height="false" fo:min-height="1.595cm" fo:min-width="2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1.591cm" fo:min-width="2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cccccc" draw:textarea-horizontal-align="justify" draw:textarea-vertical-align="middle" draw:auto-grow-height="false" fo:min-height="0.684cm" fo:min-width="2.5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9.86cm" fo:min-width="9.1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textarea-horizontal-align="justify" draw:textarea-vertical-align="middle" draw:auto-grow-height="false" fo:min-height="3.634cm" fo:min-width="7.0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9" draw:text-style-name="P1" svg:width="7.056cm" svg:height="3.634cm" svg:x="1.109cm" svg:y="0.921cm"><text:p/><draw:enhanced-geometry svg:viewBox="0 0 21600 21600" draw:type="rectangle" draw:enhanced-path="M 0 0 L 21600 0 21600 21600 0 21600 0 0 Z N"/></draw:custom-shape><draw:custom-shape text:anchor-type="paragraph" draw:z-index="1" draw:name="Forme2" draw:style-name="gr1" draw:text-style-name="P2" svg:width="2.505cm" svg:height="1.588cm" svg:x="1.674cm" svg:y="1.82cm"><text:p text:style-name="P1">BoardView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e3" draw:style-name="gr2" draw:text-style-name="P4" svg:width="2.827cm" svg:height="0.708cm" svg:x="3.226cm" svg:y="0.586cm"><text:p text:style-name="P3"><text:s text:c="8"/>Vie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_0" draw:style-name="gr1" draw:text-style-name="P2" svg:width="2.505cm" svg:height="1.588cm" svg:x="4.902cm" svg:y="1.803cm"><text:p text:style-name="P1">Window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e4" draw:style-name="gr8" svg:width="9.138cm" svg:height="9.861cm" svg:x="9.294cm" svg:y="0.956cm"><text:p/><draw:enhanced-geometry svg:viewBox="0 0 21600 21600" draw:type="rectangle" draw:enhanced-path="M 0 0 L 21600 0 21600 21600 0 21600 0 0 Z N"/></draw:custom-shape><draw:custom-shape text:anchor-type="paragraph" draw:z-index="5" draw:name="Forme5" draw:style-name="gr7" draw:text-style-name="P7" svg:width="2.664cm" svg:height="0.759cm" svg:x="12.786cm" svg:y="0.462cm"><text:p><text:s text:c="7"/>Mod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_2" draw:style-name="gr1" draw:text-style-name="P2" svg:width="2.505cm" svg:height="1.588cm" svg:x="12.504cm" svg:y="1.944cm"><text:p text:style-name="P1">Board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e2_1" draw:style-name="gr1" draw:text-style-name="P2" svg:width="2.505cm" svg:height="1.588cm" svg:x="15.397cm" svg:y="1.944cm"><text:p text:style-name="P1">Enem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2_3" draw:style-name="gr5" draw:text-style-name="P6" svg:width="2.513cm" svg:height="1.595cm" svg:x="9.717cm" svg:y="1.891cm"><text:p text:style-name="P5"><text:span text:style-name="T1">Playe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Forme2_4" draw:style-name="gr6" draw:text-style-name="P6" svg:width="2.509cm" svg:height="1.592cm" svg:x="9.7cm" svg:y="3.866cm"><text:p text:style-name="P5"><text:span text:style-name="T1">Gam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Forme2_5" draw:style-name="gr6" draw:text-style-name="P6" svg:width="2.509cm" svg:height="1.592cm" svg:x="12.818cm" svg:y="5.895cm"><text:p text:style-name="P5"><text:span text:style-name="T1">Towe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Forme2_6" draw:style-name="gr5" draw:text-style-name="P6" svg:width="2.513cm" svg:height="1.595cm" svg:x="15.468cm" svg:y="4.078cm"><text:p text:style-name="P5"><text:span text:style-name="T1">Mo </text:span></text:p><text:p text:style-name="P5"><text:span text:style-name="T1">(Boss final)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2" draw:name="Forme6" draw:style-name="gr4" draw:text-style-name="P1" svg:x1="12.818cm" svg:y1="7.486cm" svg:x2="11.569cm" svg:y2="8.805cm"><text:p/></draw:line><draw:line text:anchor-type="paragraph" draw:z-index="13" draw:name="Forme7" draw:style-name="gr4" draw:text-style-name="P1" svg:x1="14.004cm" svg:y1="7.486cm" svg:x2="13.986cm" svg:y2="8.947cm"><text:p/></draw:line><draw:line text:anchor-type="paragraph" draw:z-index="14" draw:name="Forme8" draw:style-name="gr4" draw:text-style-name="P1" svg:x1="15.256cm" svg:y1="7.609cm" svg:x2="16.526cm" svg:y2="8.787cm"><text:p/></draw:line><draw:custom-shape text:anchor-type="paragraph" draw:z-index="15" draw:name="Forme2_7" draw:style-name="gr1" draw:text-style-name="P2" svg:width="2.505cm" svg:height="1.588cm" svg:x="9.541cm" svg:y="8.717cm"><text:p text:style-name="P1">SpeedTow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e2_8" draw:style-name="gr1" draw:text-style-name="P2" svg:width="2.505cm" svg:height="1.588cm" svg:x="12.818cm" svg:y="8.929cm"><text:p text:style-name="P1">ZoneDamage</text:p><text:p text:style-name="P1">Tow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e2_9" draw:style-name="gr1" draw:text-style-name="P2" svg:width="2.505cm" svg:height="1.588cm" svg:x="15.679cm" svg:y="8.788cm"><text:p text:style-name="P1">RangeTowe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8" draw:name="Forme9" draw:style-name="gr4" draw:text-style-name="P1" svg:x1="12.819cm" svg:y1="6.865cm" svg:x2="11.972cm" svg:y2="6.9cm"><text:p/></draw:line><draw:custom-shape text:anchor-type="paragraph" draw:z-index="19" draw:name="Forme2_10" draw:style-name="gr1" draw:text-style-name="P2" svg:width="2.505cm" svg:height="1.588cm" svg:x="9.559cm" svg:y="6.163cm"><text:p text:style-name="P1">BasicTowe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0" draw:name="Forme10" draw:style-name="gr4" draw:text-style-name="P1" svg:x1="16.738cm" svg:y1="3.531cm" svg:x2="16.738cm" svg:y2="4.078cm"><text:p/></draw:line><draw:custom-shape text:anchor-type="paragraph" draw:z-index="21" draw:name="Forme11" draw:style-name="gr3" svg:width="6.933cm" svg:height="4.022cm" svg:x="1.374cm" svg:y="5.965cm"><text:p/><draw:enhanced-geometry svg:viewBox="0 0 21600 21600" draw:type="rectangle" draw:enhanced-path="M 0 0 L 21600 0 21600 21600 0 21600 0 0 Z N"/></draw:custom-shape><draw:custom-shape text:anchor-type="paragraph" draw:z-index="22" draw:name="Forme3_0" draw:style-name="gr2" draw:text-style-name="P4" svg:width="2.827cm" svg:height="0.708cm" svg:x="3.438cm" svg:y="5.56cm"><text:p text:style-name="P3"><text:s text:c="5"/>Launch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Forme2_11" draw:style-name="gr1" draw:text-style-name="P2" svg:width="2.505cm" svg:height="1.588cm" svg:x="3.561cm" svg:y="7.094cm"><text:p text:style-name="P1">Launcher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7:06:21.841146167</meta:creation-date>
    <dc:date>2022-02-02T17:55:40.123300771</dc:date>
    <meta:editing-duration>PT28M4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